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abu Port Town. It's a beautiful place,
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ー DUMBー OCー EANー BAS— TARD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a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u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u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thinking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22:14+02:00</meta:creation-date>
    <dc:date>2019-10-23T20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